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2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0" table:default-cell-style-name="Default"/>
        <table:table-row table:style-name="ro1">
          <table:table-cell office:value-type="string">
            <text:p>department</text:p>
          </table:table-cell>
          <table:table-cell table:style-name="ce1" office:value-type="string">
            <text:p>avg2019</text:p>
          </table:table-cell>
          <table:table-cell table:style-name="ce1" office:value-type="string">
            <text:p>avg2020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ep01</text:p>
          </table:table-cell>
          <table:table-cell office:value-type="float" office:value="29.9236111111111">
            <text:p>29,9</text:p>
          </table:table-cell>
          <table:table-cell office:value-type="float" office:value="29.9583333333333">
            <text:p>30,0</text:p>
          </table:table-cell>
          <table:table-cell table:number-columns-repeated="10"/>
        </table:table-row>
        <table:table-row table:style-name="ro1">
          <table:table-cell office:value-type="string">
            <text:p>Dep02</text:p>
          </table:table-cell>
          <table:table-cell office:value-type="float" office:value="30.0902777777778">
            <text:p>30,1</text:p>
          </table:table-cell>
          <table:table-cell office:value-type="float" office:value="29.8958333333333">
            <text:p>29,9</text:p>
          </table:table-cell>
          <table:table-cell table:number-columns-repeated="10"/>
        </table:table-row>
        <table:table-row table:style-name="ro1">
          <table:table-cell office:value-type="string">
            <text:p>Dep03</text:p>
          </table:table-cell>
          <table:table-cell office:value-type="float" office:value="30.2152777777778">
            <text:p>30,2</text:p>
          </table:table-cell>
          <table:table-cell office:value-type="float" office:value="30.0555555555556">
            <text:p>30,1</text:p>
          </table:table-cell>
          <table:table-cell table:number-columns-repeated="10"/>
        </table:table-row>
        <table:table-row table:style-name="ro1">
          <table:table-cell office:value-type="string">
            <text:p>Dep04</text:p>
          </table:table-cell>
          <table:table-cell office:value-type="float" office:value="30.0833333333333">
            <text:p>30,1</text:p>
          </table:table-cell>
          <table:table-cell office:value-type="float" office:value="29.8680555555556">
            <text:p>29,9</text:p>
          </table:table-cell>
          <table:table-cell table:number-columns-repeated="10"/>
        </table:table-row>
        <table:table-row table:style-name="ro1">
          <table:table-cell office:value-type="string">
            <text:p>Dep05</text:p>
          </table:table-cell>
          <table:table-cell office:value-type="float" office:value="30.1736111111111">
            <text:p>30,2</text:p>
          </table:table-cell>
          <table:table-cell office:value-type="float" office:value="29.9861111111111">
            <text:p>30,0</text:p>
          </table:table-cell>
          <table:table-cell table:number-columns-repeated="10"/>
        </table:table-row>
        <table:table-row table:style-name="ro1">
          <table:table-cell office:value-type="string">
            <text:p>Dep06</text:p>
          </table:table-cell>
          <table:table-cell office:value-type="float" office:value="68.6597222222222">
            <text:p>68,7</text:p>
          </table:table-cell>
          <table:table-cell office:value-type="float" office:value="69.1458333333333">
            <text:p>69,1</text:p>
          </table:table-cell>
          <table:table-cell table:number-columns-repeated="10"/>
        </table:table-row>
        <table:table-row table:style-name="ro1">
          <table:table-cell office:value-type="string">
            <text:p>Dep07</text:p>
          </table:table-cell>
          <table:table-cell office:value-type="float" office:value="69.0277777777778">
            <text:p>69,0</text:p>
          </table:table-cell>
          <table:table-cell office:value-type="float" office:value="69.0069444444444">
            <text:p>69,0</text:p>
          </table:table-cell>
          <table:table-cell table:number-columns-repeated="10"/>
        </table:table-row>
        <table:table-row table:style-name="ro1">
          <table:table-cell office:value-type="string">
            <text:p>Dep08</text:p>
          </table:table-cell>
          <table:table-cell office:value-type="float" office:value="69.0208333333333">
            <text:p>69,0</text:p>
          </table:table-cell>
          <table:table-cell office:value-type="float" office:value="69.1388888888889">
            <text:p>69,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/11/2020</text:date>, <text:time>21.40.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9M14S</meta:editing-duration>
    <meta:editing-cycles>5</meta:editing-cycles>
    <meta:generator>OpenOffice/4.1.5$Win32 OpenOffice.org_project/415m1$Build-9789</meta:generator>
    <dc:date>2020-11-23T21:40:53.83</dc:date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